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67900f"/>
    </style:style>
    <style:style style:name="T2" style:family="text">
      <style:text-properties officeooo:rsid="006e5f75"/>
    </style:style>
    <style:style style:name="T3" style:family="text">
      <style:text-properties officeooo:rsid="006fee27"/>
    </style:style>
    <style:style style:name="T4" style:family="text">
      <style:text-properties officeooo:rsid="0074cca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IOCOM library<text:bookmark-end text:name="__RefHeading___Toc3317_2360898907"/></text:p>
      <text:p text:style-name="Text_20_body"><text:span text:style-name="T3">C</text:span>onnecting <text:span text:style-name="T3">IoT/</text:span>IO <text:span text:style-name="T3">devices</text:span> to control computer over TCP/IP <text:span text:style-name="T1">or serial port.</text:span></text:p>
      <text:p text:style-name="P3"><text:span text:style-name="T4">11</text:span>.<text:span text:style-name="T2">9</text:span>.2019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1T21:41:51.605632629</dc:date>
    <meta:editing-duration>PT2H49S</meta:editing-duration>
    <meta:editing-cycles>85</meta:editing-cycles>
    <meta:generator>LibreOffice/6.2.4.2$Linux_X86_64 LibreOffice_project/20$Build-2</meta:generator>
    <meta:document-statistic meta:table-count="0" meta:image-count="0" meta:object-count="0" meta:page-count="1" meta:paragraph-count="5" meta:word-count="21" meta:character-count="145" meta:non-whitespace-character-count="128"/>
  </office:meta>
</office:document-meta>
</file>